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officeooo:paragraph-rsid="01d88a79"/>
    </style:style>
    <style:style style:name="P34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8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20de2d9" style:font-weight-asian="bold" style:font-weight-complex="bold"/>
    </style:style>
    <style:style style:name="T8" style:family="text">
      <style:text-properties style:font-name="Liberation Sans1" fo:font-size="12pt" fo:font-weight="bold" officeooo:rsid="0e0463fc" style:font-weight-asian="bold" style:font-weight-complex="bold"/>
    </style:style>
    <style:style style:name="T9" style:family="text">
      <style:text-properties style:font-name="Liberation Sans1" fo:font-size="12pt" fo:font-weight="bold" officeooo:rsid="0eb241ea" style:font-weight-asian="bold" style:font-weight-complex="bold"/>
    </style:style>
    <style:style style:name="T10" style:family="text">
      <style:text-properties style:font-name="Liberation Sans1" fo:font-size="12pt" fo:font-weight="bold" officeooo:rsid="0211b1f7" style:font-weight-asian="bold" style:font-weight-complex="bold"/>
    </style:style>
    <style:style style:name="T11" style:family="text">
      <style:text-properties style:font-name="Liberation Sans1" fo:font-size="12pt" style:text-underline-style="none" style:font-size-asian="12pt" style:font-size-complex="12pt"/>
    </style:style>
    <style:style style:name="T12" style:family="text">
      <style:text-properties style:font-name="Liberation Sans1" fo:font-size="12pt" style:text-underline-style="none" officeooo:rsid="01392241" style:font-size-asian="12pt" style:font-size-complex="12pt"/>
    </style:style>
    <style:style style:name="T13" style:family="text">
      <style:text-properties style:font-name="Liberation Sans1" fo:font-size="12pt" style:text-underline-style="none" officeooo:rsid="01fa2278" style:font-size-asian="12pt" style:font-size-complex="12pt"/>
    </style:style>
    <style:style style:name="T14" style:family="text">
      <style:text-properties style:font-name="Liberation Sans1" fo:font-size="12pt" style:text-underline-style="none" officeooo:rsid="0154e886" style:font-size-asian="12pt" style:font-size-complex="12pt"/>
    </style:style>
    <style:style style:name="T15" style:family="text">
      <style:text-properties style:font-name="Liberation Sans1" fo:font-size="12pt" style:text-underline-style="none" officeooo:rsid="0183b5ef" style:font-size-asian="12pt" style:font-size-complex="12pt"/>
    </style:style>
    <style:style style:name="T16" style:family="text">
      <style:text-properties style:font-name="Liberation Sans1" fo:font-size="12pt" style:text-underline-style="none" officeooo:rsid="00ee434a" style:font-size-asian="12pt" style:font-size-complex="12pt"/>
    </style:style>
    <style:style style:name="T17" style:family="text">
      <style:text-properties style:font-name="Liberation Sans1" fo:font-size="12pt" style:text-underline-style="none" officeooo:rsid="020da1ec" style:font-size-asian="12pt" style:font-size-complex="12pt"/>
    </style:style>
    <style:style style:name="T18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style:font-size-asian="12pt" style:font-size-complex="12pt"/>
    </style:style>
    <style:style style:name="T20" style:family="text">
      <style:text-properties style:font-name="Liberation Sans1" fo:font-size="12pt" officeooo:rsid="01e91236" style:font-size-asian="12pt" style:font-size-complex="12pt"/>
    </style:style>
    <style:style style:name="T21" style:family="text">
      <style:text-properties style:font-name="Liberation Sans1" fo:font-size="12pt" officeooo:rsid="01f7436c" style:font-size-asian="12pt" style:font-size-complex="12pt"/>
    </style:style>
    <style:style style:name="T22" style:family="text">
      <style:text-properties style:font-name="Liberation Sans1" fo:font-size="12pt" officeooo:rsid="017c5295"/>
    </style:style>
    <style:style style:name="T23" style:family="text">
      <style:text-properties style:font-name="Liberation Sans1" officeooo:rsid="017c5295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officeooo:rsid="013fc3e9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0de2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8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9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1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02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3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4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106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107" style:family="text">
      <style:text-properties style:text-line-through-style="none" style:text-line-through-type="none" style:font-name="Liberation Sans1" fo:font-size="12pt" style:text-underline-style="none" officeooo:rsid="01f21e76" style:font-size-asian="12pt" style:font-size-complex="12pt"/>
    </style:style>
    <style:style style:name="T108" style:family="text">
      <style:text-properties style:text-line-through-style="none" style:text-line-through-type="none" style:font-name="Liberation Sans1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0" style:family="text">
      <style:text-properties style:text-line-through-style="none" style:text-line-through-type="none" style:font-name="Liberation Sans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1" style:family="text">
      <style:text-properties style:text-line-through-style="none" style:text-line-through-type="none" style:font-name="Liberation Sans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12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officeooo:rsid="01be8095"/>
    </style:style>
    <style:style style:name="T116" style:family="text">
      <style:text-properties officeooo:rsid="01bfd991"/>
    </style:style>
    <style:style style:name="T117" style:family="text">
      <style:text-properties officeooo:rsid="0172e4a7"/>
    </style:style>
    <style:style style:name="T118" style:family="text">
      <style:text-properties officeooo:rsid="01bb6e0a"/>
    </style:style>
    <style:style style:name="T119" style:family="text">
      <style:text-properties officeooo:rsid="01c3beaf"/>
    </style:style>
    <style:style style:name="T120" style:family="text">
      <style:text-properties fo:font-weight="bold" officeooo:rsid="01bb6e0a" style:font-weight-asian="bold" style:font-weight-complex="bold"/>
    </style:style>
    <style:style style:name="T121" style:family="text">
      <style:text-properties fo:font-weight="bold" officeooo:rsid="01c3beaf" style:font-weight-asian="bold" style:font-weight-complex="bold"/>
    </style:style>
    <style:style style:name="T122" style:family="text">
      <style:text-properties officeooo:rsid="01b1b55e"/>
    </style:style>
    <style:style style:name="T123" style:family="text">
      <style:text-properties officeooo:rsid="01b3a209"/>
    </style:style>
    <style:style style:name="T124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87">C</text:span></text:span><text:span text:style-name="Strong_20_Emphasis"><text:span text:style-name="T86">hecklist voor </text:span></text:span><text:span text:style-name="Strong_20_Emphasis"><text:span text:style-name="T88">de installatie</text:span></text:span><text:span text:style-name="Strong_20_Emphasis"><text:span text:style-name="T86"> van </text:span></text:span><text:reference-mark-start text:name="Distributie"/><text:span text:style-name="Strong_20_Emphasis"><text:span text:style-name="T89">Debia</text:span></text:span><text:span text:style-name="Strong_20_Emphasis"><text:span text:style-name="T90">n GNU/Linux</text:span></text:span><text:reference-mark-end text:name="Distributie"/><text:span text:style-name="Strong_20_Emphasis"><text:span text:style-name="T89"> </text:span></text:span><text:reference-mark-start text:name="Versie"/><text:span text:style-name="T20">1</text:span><text:span text:style-name="T21">1</text:span><text:reference-mark-end text:name="Versie"/><text:span text:style-name="Strong_20_Emphasis"><text:span text:style-name="T30"> </text:span></text:span><text:span text:style-name="Strong_20_Emphasis"><text:span text:style-name="T31">LTS</text:span></text:span><text:span text:style-name="Strong_20_Emphasis"><text:span text:style-name="T86"> </text:span></text:span><text:reference-mark-start text:name="Editie"/><text:span text:style-name="Strong_20_Emphasis"><text:span text:style-name="T91">desktop</text:span></text:span><text:reference-mark-end text:name="Editie"/><text:span text:style-name="Strong_20_Emphasis"><text:span text:style-name="T92"> </text:span></text:span><text:span text:style-name="Strong_20_Emphasis"><text:span text:style-name="T86">op </text:span></text:span><text:reference-mark-start text:name="Computernaam"/><text:span text:style-name="Strong_20_Emphasis"><text:span text:style-name="T93">pc</text:span></text:span><text:span text:style-name="Strong_20_Emphasis"><text:span text:style-name="T86">0</text:span></text:span><text:span text:style-name="Strong_20_Emphasis"><text:span text:style-name="T94">7</text:span></text:span><text:reference-mark-end text:name="Computernaam"/><text:span text:style-name="T95"> </text:span><text:span text:style-name="T96">(VM).</text:span></text:p>
      <text:p text:style-name="P23"/>
      <text:p text:style-name="P3"><text:span text:style-name="T113">K</text:span><text:span text:style-name="T32">ijk op</text:span><text:span text:style-name="T8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6"> </text:span><text:span text:style-name="T33">voor</text:span><text:span text:style-name="T34"> </text:span><text:span text:style-name="T114">deze en andere </text:span><text:span text:style-name="T35">checklists, scripts, en overige bestanden.</text:span></text:p>
      <text:p text:style-name="P34"/>
      <text:p text:style-name="P37"><text:span text:style-name="T27">D</text:span><text:span text:style-name="T26">it is een invulbare PD</text:span><text:span text:style-name="T28">F</text:span><text:span text:style-name="T26"> met keuzevakken; </text:span><text:span text:style-name="T29">a</text:span><text:span text:style-name="T26">fdrukken is niet noodzakelijk.</text:span></text:p>
      <text:p text:style-name="P4"><text:span text:style-name="Strong_20_Emphasis"><text:span text:style-name="T99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100"><text:tab/><text:tab/><text:tab/><text:tab/></text:span><text:span text:style-name="User_20_Entry"><text:span text:style-name="T101">Karel</text:span></text:span><text:span text:style-name="User_20_Entry"><text:span text:style-name="T102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101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3"><text:reference-ref text:reference-format="text" text:ref-name="Computernaam">pc07</text:reference-ref></text:span></text:span><text:span text:style-name="User_20_Entry"><text:span text:style-name="T97"> <text:tab/><text:tab/><text:tab/></text:span></text:span><text:span text:style-name="User_20_Entry"><text:span text:style-name="T98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100"><text:tab/><text:tab/></text:span><text:span text:style-name="T86"><text:tab/></text:span><text:span text:style-name="User_20_Entry"><text:span text:style-name="T104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6"><text:tab/><text:tab/><text:tab/></text:span><text:span text:style-name="User_20_Entry"><text:span text:style-name="T104">-</text:span></text:span></text:p>
      <text:p text:style-name="P9"/>
      <text:p text:style-name="P8"/>
      <text:list xml:id="list4036377033" text:style-name="L1">
        <text:list-item>
          <text:p text:style-name="P43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0">.</text:span></text:span></text:p>
          </table:table-cell>
        </table:table-row>
      </table:table>
      <text:p text:style-name="P10"/>
      <text:p text:style-name="P11"/>
      <text:list xml:id="list101712522573111" text:continue-numbering="true" text:style-name="L1">
        <text:list-item>
          <text:p text:style-name="P44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3">V</text:span></text:span><text:span text:style-name="Strong_20_Emphasis"><text:span text:style-name="T49">olg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5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6">Bij </text:span></text:span><text:span text:style-name="Strong_20_Emphasis"><text:span text:style-name="T70">Toetsenbord</text:span></text:span><text:span text:style-name="Strong_20_Emphasis"><text:span text:style-name="T56"> kies </text:span></text:span><text:span text:style-name="Strong_20_Emphasis"><text:span text:style-name="T70">English (U</text:span></text:span><text:span text:style-name="Strong_20_Emphasis"><text:span text:style-name="T71">K</text:span></text:span><text:span text:style-name="Strong_20_Emphasis"><text:span text:style-name="T70">)</text:span></text:span><text:span text:style-name="Strong_20_Emphasis"><text:span text:style-name="T56"> </text:span></text:span><text:span text:style-name="Strong_20_Emphasis"><text:span text:style-name="T67">en </text:span></text:span><text:span text:style-name="Strong_20_Emphasis"><text:span text:style-name="T70">English (U</text:span></text:span><text:span text:style-name="Strong_20_Emphasis"><text:span text:style-name="T74">K</text:span></text:span><text:span text:style-name="Strong_20_Emphasis"><text:span text:style-name="T70">, </text:span></text:span><text:span text:style-name="Strong_20_Emphasis"><text:span text:style-name="T73">intl., with dead keys</text:span></text:span><text:span text:style-name="Strong_20_Emphasis"><text:span text:style-name="T70">)</text:span></text:span><text:span text:style-name="Strong_20_Emphasis"><text:span text:style-name="T56"> en klik op </text:span></text:span><text:span text:style-name="Strong_20_Emphasis"><text:span text:style-name="T70">Volgende</text:span></text:span><text:span text:style-name="Strong_20_Emphasis"><text:span text:style-name="T56">.</text:span></text:span></text:p>
          </table:table-cell>
        </table:table-row>
      </table:table>
      <text:p text:style-name="P13"/>
      <text:p text:style-name="P13"/>
      <text:p text:style-name="P15"/>
      <text:list xml:id="list101711973652492" text:continue-numbering="true" text:style-name="L1">
        <text:list-item>
          <text:p text:style-name="P40">Installatie afronden</text:p>
        </text:list-item>
      </text:list>
      <text:p text:style-name="P7"><text:span text:style-name="Emphasis"><text:span text:style-name="T10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8">Volg</text:span></text:span><text:span text:style-name="Strong_20_Emphasis"><text:span text:style-name="T49"> de stappen in </text:span></text:span><text:span text:style-name="Strong_20_Emphasis"><text:span text:style-name="T50">Checklist</text:span></text:span><text:span text:style-name="Strong_20_Emphasis"><text:span text:style-name="T51"> </text:span></text:span><text:span text:style-name="Strong_20_Emphasis"><text:span text:style-name="T50">installatie</text:span></text:span><text:span text:style-name="Strong_20_Emphasis"><text:span text:style-name="T51"> </text:span></text:span><text:span text:style-name="Strong_20_Emphasis"><text:span text:style-name="T52">Debian</text:span></text:span><text:span text:style-name="Strong_20_Emphasis"><text:span text:style-name="T51"> </text:span></text:span><text:span text:style-name="Strong_20_Emphasis"><text:span text:style-name="T50"><text:reference-ref text:reference-format="text" text:ref-name="Versie">11</text:reference-ref></text:span></text:span><text:span text:style-name="Strong_20_Emphasis"><text:span text:style-name="T51"><text:s/></text:span></text:span><text:span text:style-name="Strong_20_Emphasis"><text:span text:style-name="T50"><text:reference-ref text:reference-format="text" text:ref-name="Editie">desktop</text:reference-ref></text:span></text:span><text:span text:style-name="Strong_20_Emphasis"><text:span text:style-name="T54">, </text:span></text:span><text:span text:style-name="Strong_20_Emphasis"><text:span text:style-name="T50">met </text:span></text:span><text:span text:style-name="Strong_20_Emphasis"><text:span text:style-name="T57">eventueel de extra </text:span></text:span><text:span text:style-name="Strong_20_Emphasis"><text:span text:style-name="T50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31"><text:span text:style-name="T115">Als stap 2. </text:span><text:span text:style-name="T117">de </text:span><text:span text:style-name="T122">toetsenbordindelin</text:span><text:span text:style-name="T123">g </text:span><text:span text:style-name="T115">is vergeten </text:span><text:span text:style-name="T116">bij de installatie</text:span><text:span text:style-name="T11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6">W</text:span><text:span text:style-name="T37">ijzig de </text:span><text:span text:style-name="T36">toetsenbordindelin</text:span><text:span text:style-name="T38">g</text:span><text:span text:style-name="T39"> </text:span><text:span text:style-name="Strong_20_Emphasis"><text:span text:style-name="T58">via </text:span></text:span><text:span text:style-name="Strong_20_Emphasis"><text:span text:style-name="T53">een klik op </text:span></text:span><text:span text:style-name="Strong_20_Emphasis"><text:span text:style-name="T59">de </text:span></text:span><text:span text:style-name="Strong_20_Emphasis"><text:span text:style-name="T66">Super</text:span></text:span><text:span text:style-name="Strong_20_Emphasis"><text:span text:style-name="T59">-toets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72">toet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8">n </text:span></text:span><text:span text:style-name="Strong_20_Emphasis"><text:span text:style-name="T63">k</text:span></text:span><text:span text:style-name="Strong_20_Emphasis"><text:span text:style-name="T58">lik </text:span></text:span><text:span text:style-name="Strong_20_Emphasis"><text:span text:style-name="T64">bij </text:span></text:span><text:span text:style-name="Strong_20_Emphasis"><text:span text:style-name="T58"><text:s/></text:span></text:span><text:span text:style-name="Strong_20_Emphasis"><text:span text:style-name="T82">Instellingen </text:span></text:span><text:span text:style-name="Strong_20_Emphasis"><text:span text:style-name="T58">op het pictogram van </text:span></text:span><text:span text:style-name="Strong_20_Emphasis"><text:span text:style-name="T83">Regio en taal</text:span></text:span><text:span text:style-name="Strong_20_Emphasis"><text:span text:style-name="T6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42">O</text:span><text:span text:style-name="T37">nder </text:span><text:span text:style-name="Strong_20_Emphasis"><text:span text:style-name="T84">I</text:span></text:span><text:span text:style-name="Strong_20_Emphasis"><text:span text:style-name="T85">nvoerbron</text:span></text:span><text:span text:style-name="T37"> </text:span><text:span text:style-name="T39">klik </text:span><text:span text:style-name="T37">op </text:span><text:span text:style-name="Strong_20_Emphasis"><text:span text:style-name="T85">+</text:span></text:span><text:span text:style-name="T37"> </text:span><text:span text:style-name="T43">(plus-teken), </text:span><text:span text:style-name="T44">klik</text:span><text:span text:style-name="T45"> op </text:span><text:span text:style-name="T81">Engels</text:span><text:span text:style-name="T44">, </text:span><text:span text:style-name="T46">selecteer</text:span><text:span text:style-name="T37"> </text:span><text:span text:style-name="Strong_20_Emphasis"><text:span text:style-name="T85">Engels </text:span></text:span><text:span text:style-name="Strong_20_Emphasis"><text:span text:style-name="T78">(</text:span></text:span><text:span text:style-name="Strong_20_Emphasis"><text:span text:style-name="T80">GB</text:span></text:span><text:span text:style-name="Strong_20_Emphasis"><text:span text:style-name="T78">, </text:span></text:span><text:span text:style-name="Strong_20_Emphasis"><text:span text:style-name="T79">int</text:span></text:span><text:span text:style-name="Strong_20_Emphasis"><text:span text:style-name="T80">ernationaa</text:span></text:span><text:span text:style-name="Strong_20_Emphasis"><text:span text:style-name="T79">l, </text:span></text:span><text:span text:style-name="Strong_20_Emphasis"><text:span text:style-name="T80">met dode toetsen</text:span></text:span><text:span text:style-name="Strong_20_Emphasis"><text:span text:style-name="T78">)</text:span></text:span><text:span text:style-name="T37">, </text:span><text:span text:style-name="T44">en klik op </text:span><text:span text:style-name="T76">Toevoegen</text:span><text:span text:style-name="T4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2"><text:span text:style-name="T119">Klik op regel </text:span><text:span text:style-name="T120">Engels (</text:span><text:span text:style-name="Strong_20_Emphasis"><text:span text:style-name="T10">GB</text:span></text:span><text:span text:style-name="Strong_20_Emphasis"><text:span text:style-name="T8">, </text:span></text:span><text:span text:style-name="Strong_20_Emphasis"><text:span text:style-name="T9">int</text:span></text:span><text:span text:style-name="Strong_20_Emphasis"><text:span text:style-name="T10">ernationaa</text:span></text:span><text:span text:style-name="Strong_20_Emphasis"><text:span text:style-name="T9">l, </text:span></text:span><text:span text:style-name="Strong_20_Emphasis"><text:span text:style-name="T10">met dode toetsen</text:span></text:span><text:span text:style-name="Strong_20_Emphasis"><text:span text:style-name="T8">)</text:span></text:span><text:span text:style-name="T118"> </text:span><text:span text:style-name="T119">en </text:span><text:span text:style-name="T124">versleep deze naar boven</text:span><text:span text:style-name="T11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23">Sluit het scherm </text:span><text:span text:style-name="Strong_20_Emphasis"><text:span text:style-name="T22">Regio en taal</text:span></text:span><text:span text:style-name="T23">.</text:span></text:p>
          </table:table-cell>
        </table:table-row>
      </table:table>
      <text:p text:style-name="P12"/>
      <text:p text:style-name="P36"/>
      <text:list xml:id="list101711722525293" text:continue-numbering="true" text:style-name="L1">
        <text:list-item>
          <text:p text:style-name="P41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47"><text:s/></text:span></text:span><text:span text:style-name="Strong_20_Emphasis"><text:span text:style-name="T68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08">Volg de stappen in </text:span></text:span><text:span text:style-name="Strong_20_Emphasis"><text:span text:style-name="T109">Checklist</text:span></text:span><text:span text:style-name="Strong_20_Emphasis"><text:span text:style-name="T110"> </text:span></text:span><text:span text:style-name="Strong_20_Emphasis"><text:span text:style-name="T109">installatie</text:span></text:span><text:span text:style-name="Strong_20_Emphasis"><text:span text:style-name="T110"> </text:span></text:span><text:span text:style-name="Strong_20_Emphasis"><text:span text:style-name="T111">Debian</text:span></text:span><text:span text:style-name="Strong_20_Emphasis"><text:span text:style-name="T110"> </text:span></text:span><text:span text:style-name="Strong_20_Emphasis"><text:span text:style-name="T109"><text:reference-ref text:reference-format="text" text:ref-name="Versie">11</text:reference-ref></text:span></text:span><text:span text:style-name="Strong_20_Emphasis"><text:span text:style-name="T110"><text:s/></text:span></text:span><text:span text:style-name="Strong_20_Emphasis"><text:span text:style-name="T109"><text:reference-ref text:reference-format="text" text:ref-name="Editie">desktop</text:reference-ref></text:span></text:span><text:span text:style-name="Strong_20_Emphasis"><text:span text:style-name="T108">.</text:span></text:span></text:p>
          </table:table-cell>
        </table:table-row>
      </table:table>
      <text:p text:style-name="P5"><text:span text:style-name="Strong_20_Emphasis"><text:span text:style-name="T112"/></text:span></text:p>
      <text:p text:style-name="P16"/>
      <text:p text:style-name="P6"><text:span text:style-name="T12">Einde c</text:span><text:span text:style-name="T11">hecklist, </text:span><text:span text:style-name="T13">de</text:span><text:span text:style-name="T11"> installatie van </text:span><text:span text:style-name="T11"><text:reference-ref text:reference-format="text" text:ref-name="Distributie">Debian GNU/Linux</text:reference-ref></text:span><text:span text:style-name="Strong_20_Emphasis"><text:span text:style-name="T18"><text:s/></text:span></text:span><text:span text:style-name="T14"><text:reference-ref text:reference-format="text" text:ref-name="Versie">11</text:reference-ref></text:span><text:span text:style-name="T106"><text:s/></text:span><text:span text:style-name="T107">LTS</text:span><text:span text:style-name="T11"> </text:span><text:span text:style-name="T11"><text:reference-ref text:reference-format="text" text:ref-name="Editie">desktop</text:reference-ref></text:span><text:span text:style-name="T11"><text:s/></text:span><text:span text:style-name="T15">op </text:span><text:span text:style-name="T15"><text:reference-ref text:reference-format="text" text:ref-name="Computernaam">pc07</text:reference-ref></text:span><text:span text:style-name="T16"><text:s/></text:span><text:span text:style-name="T17">(VM) </text:span><text:span text:style-name="T11">is voltooid.</text:span></text:p>
      <text:p text:style-name="P17"/>
      <text:p text:style-name="P22"><text:span text:style-name="T69">Geschreven</text:span><text:span text:style-name="T40"> door Karel Zimmer &lt;</text:span><text:a xlink:type="simple" xlink:href="mailto:info@karelzimmer.nl" text:style-name="Internet_20_link" text:visited-style-name="Visited_20_Internet_20_Link"><text:span text:style-name="T19">info@karelzimmer.nl</text:span></text:a><text:span text:style-name="T40">&gt;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3-06T10:17:10.475393892">06-03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6T10:17:10.392776896</dc:date>
    <meta:printed-by>Karel Zimmer</meta:printed-by>
    <meta:print-date>2012-07-13T13:55:28</meta:print-date>
    <meta:keyword>Installatie</meta:keyword>
    <meta:keyword>Checklist</meta:keyword>
    <meta:keyword>Linux</meta:keyword>
    <meta:editing-cycles>3113</meta:editing-cycles>
    <meta:editing-duration>P7DT12H26M7S</meta:editing-duration>
    <dc:creator>Karel Zimmer</dc:creator>
    <meta:document-statistic meta:table-count="4" meta:image-count="0" meta:object-count="0" meta:page-count="2" meta:paragraph-count="35" meta:word-count="224" meta:character-count="1523" meta:non-whitespace-character-count="1307"/>
    <meta:user-defined meta:name="Info 1"/>
    <meta:user-defined meta:name="Info 2"/>
    <meta:user-defined meta:name="Info 3"/>
    <meta:user-defined meta:name="Info 4"/>
  </office:meta>
</office:document-meta>
</file>